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24-08-2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22-09-0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20-09-2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18-08-1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16-08-2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11-07-13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10-07-22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9-07-21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8-07-28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7-07-1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6-08-03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5-05-17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5-03-16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5-01-19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4-11-08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4-08-31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4-07-28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4-05-12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4-03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2004-01-23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1</text:p>
          </table:table-cell>
          <table:table-cell office:value-type="string" calcext:value-type="string">
            <text:p>1994-08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